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QLExceptionTranslatorRegistrar.setTranslators( Map &lt; String , SQLExceptionTranslator &gt; transl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QLExceptionTranslatorRegistra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